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B218C8.png"/>
  <manifest:file-entry manifest:media-type="image/png" manifest:full-path="Pictures/100000000000032000000258931F8343.png"/>
  <manifest:file-entry manifest:media-type="image/png" manifest:full-path="Pictures/100000000000032000000258B0456710.png"/>
  <manifest:file-entry manifest:media-type="image/png" manifest:full-path="Pictures/100000000000031A00000253D1D24142.png"/>
  <manifest:file-entry manifest:media-type="image/png" manifest:full-path="Pictures/1000000000000320000002582C51995A.png"/>
  <manifest:file-entry manifest:media-type="image/png" manifest:full-path="Pictures/100000000000032000000258EC8EC29B.png"/>
  <manifest:file-entry manifest:media-type="image/png" manifest:full-path="Pictures/100000000000032000000258EC0B43F6.png"/>
  <manifest:file-entry manifest:media-type="image/png" manifest:full-path="Pictures/100000000000032000000258D2E4504B.png"/>
  <manifest:file-entry manifest:media-type="image/png" manifest:full-path="Pictures/100000000000032000000258217E47D0.png"/>
  <manifest:file-entry manifest:media-type="image/png" manifest:full-path="Pictures/10000000000003200000025819812F21.png"/>
  <manifest:file-entry manifest:media-type="image/png" manifest:full-path="Pictures/100000000000032000000258AE45E8AA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keyboard-title">
      <style:graphic-properties draw:auto-grow-height="true" fo:min-height="3.606cm"/>
    </style:style>
    <style:style style:name="pr2" style:family="presentation" style:parent-style-name="lyt-keyboard-subtitle">
      <style:graphic-properties draw:fill-color="#ffffff" draw:auto-grow-height="true" fo:min-height="12.324cm"/>
    </style:style>
    <style:style style:name="pr3" style:family="presentation" style:parent-style-name="lyt-keyboard-notes">
      <style:graphic-properties draw:fill-color="#ffffff" draw:auto-grow-height="true" fo:min-height="12.572cm"/>
    </style:style>
    <style:style style:name="pr4" style:family="presentation" style:parent-style-name="lyt-keyboard-title">
      <style:graphic-properties fo:min-height="5.032cm"/>
    </style:style>
    <style:style style:name="pr5" style:family="presentation" style:parent-style-name="lyt-keyboard-outline1">
      <style:graphic-properties fo:min-height="5.878cm"/>
    </style:style>
    <style:style style:name="pr6" style:family="presentation" style:parent-style-name="lyt-keyboard-notes">
      <style:graphic-properties draw:fill-color="#ffffff" fo:min-height="12.572cm"/>
    </style:style>
    <style:style style:name="pr7" style:family="presentation" style:parent-style-name="lyt-keyboard-title">
      <style:graphic-properties fo:min-height="2.778cm"/>
    </style:style>
    <style:style style:name="pr8" style:family="presentation" style:parent-style-name="lyt-keyboard-outline1">
      <style:graphic-properties fo:min-height="4.934cm"/>
    </style:style>
    <style:style style:name="pr9" style:family="presentation" style:parent-style-name="lyt-keyboard-title">
      <style:graphic-properties fo:min-height="5.689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text-properties fo:color="#333333" fo:font-size="32.9000015258789pt"/>
    </style:style>
    <style:style style:name="P3" style:family="paragraph">
      <style:text-properties fo:font-size="26.399999618530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333333" style:text-underline-style="solid" style:text-underline-width="auto" style:text-underline-color="font-color"/>
    </style:style>
    <style:style style:name="T3" style:family="text">
      <style:text-properties fo:color="#333333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keyboard" presentation:presentation-page-layout-name="AL1T0">
        <draw:frame presentation:style-name="pr1" draw:text-style-name="P1" draw:layer="layout" svg:width="22.951cm" svg:height="3.606cm" svg:x="2.494cm" svg:y="2.048cm" presentation:class="title">
          <draw:text-box>
            <text:p text:style-name="P1"><text:span text:style-name="T1">Structuri de date</text:span></text:p>
          </draw:text-box>
        </draw:frame>
        <draw:frame presentation:style-name="pr2" draw:text-style-name="P2" draw:layer="layout" svg:width="22.951cm" svg:height="12.324cm" svg:x="2.494cm" svg:y="6.168cm" presentation:class="subtitle">
          <draw:text-box>
            <text:p text:style-name="P2"><text:span text:style-name="T2">Tema 1-Sortări</text:span></text:p>
            <text:p text:style-name="P2"><text:span text:style-name="T3"/></text:p>
            <text:list text:style-name="L1">
              <text:list-item>
                <text:p text:style-name="P2"><text:span text:style-name="T3">RadixSort</text:span></text:p>
              </text:list-item>
              <text:list-item>
                <text:p text:style-name="P2"><text:span text:style-name="T3">MergeSort</text:span></text:p>
              </text:list-item>
              <text:list-item>
                <text:p text:style-name="P2"><text:span text:style-name="T3">ShellSort</text:span></text:p>
              </text:list-item>
              <text:list-item>
                <text:p text:style-name="P2"><text:span text:style-name="T3">QuickSort</text:span></text:p>
              </text:list-item>
              <text:list-item>
                <text:p text:style-name="P2"><text:span text:style-name="T3">CountingSort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keyboard" presentation:presentation-page-layout-name="AL2T34">
        <draw:frame presentation:style-name="pr4" draw:layer="layout" svg:width="22.951cm" svg:height="5.032cm" svg:x="2.449cm" svg:y="1.778cm" presentation:class="title" presentation:user-transformed="true">
          <draw:text-box>
            <text:p>Testul 1<text:line-break/>n=5<text:line-break/>v={12,5,14,7,1}</text:p>
          </draw:text-box>
        </draw:frame>
        <draw:frame presentation:style-name="pr5" draw:layer="layout" svg:width="7.389cm" svg:height="5.878cm" svg:x="2.494cm" svg:y="7.112cm" presentation:class="outline" presentation:user-transformed="true">
          <draw:text-box>
            <text:p>RadixSort</text:p>
            <text:list text:style-name="L2">
              <text:list-item>
                <text:p>13.944 s</text:p>
              </text:list-item>
            </text:list>
          </draw:text-box>
        </draw:frame>
        <draw:frame presentation:style-name="pr5" draw:layer="layout" svg:width="7.389cm" svg:height="5.878cm" svg:x="10.253cm" svg:y="7.112cm" presentation:class="outline" presentation:user-transformed="true">
          <draw:text-box>
            <text:p>MergeSort</text:p>
            <text:list text:style-name="L2">
              <text:list-item>
                <text:p>3.903 s</text:p>
              </text:list-item>
            </text:list>
          </draw:text-box>
        </draw:frame>
        <draw:frame presentation:style-name="pr5" draw:layer="layout" svg:width="7.389cm" svg:height="5.878cm" svg:x="18.011cm" svg:y="7.112cm" presentation:class="outline" presentation:user-transformed="true">
          <draw:text-box>
            <text:p>ShellSort</text:p>
            <text:list text:style-name="L2">
              <text:list-item>
                <text:p>10.690 s</text:p>
              </text:list-item>
            </text:list>
          </draw:text-box>
        </draw:frame>
        <draw:frame presentation:style-name="pr5" draw:layer="layout" svg:width="9.929cm" svg:height="5.878cm" svg:x="14.224cm" svg:y="12.664cm" presentation:class="outline" presentation:user-transformed="true">
          <draw:text-box>
            <text:p>CountingSort</text:p>
            <text:list text:style-name="L2">
              <text:list-item>
                <text:p>2.210 s</text:p>
              </text:list-item>
            </text:list>
          </draw:text-box>
        </draw:frame>
        <draw:frame presentation:style-name="pr5" draw:layer="layout" svg:width="7.389cm" svg:height="5.878cm" svg:x="5.057cm" svg:y="12.7cm" presentation:class="outline" presentation:user-transformed="true">
          <draw:text-box>
            <text:p>QuickSort</text:p>
            <text:list text:style-name="L2">
              <text:list-item>
                <text:p>2.299 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keyboard" presentation:presentation-page-layout-name="AL2T34">
        <draw:frame presentation:style-name="pr7" draw:layer="layout" svg:width="22.951cm" svg:height="5.689cm" svg:x="2.494cm" svg:y="1.449cm" presentation:class="title" presentation:user-transformed="true">
          <draw:text-box>
            <text:p><text:span text:style-name="T4">Testul 2</text:span><text:span text:style-name="T4"><text:line-break/></text:span><text:span text:style-name="T4">n=15</text:span><text:span text:style-name="T4"><text:line-break/></text:span><text:span text:style-name="T4">v={6,25,14,33,85,62,68,3,91,72,5,16,50,13,59}</text:span></text:p>
          </draw:text-box>
        </draw:frame>
        <draw:frame presentation:style-name="pr8" draw:layer="layout" svg:width="7.389cm" svg:height="4.934cm" svg:x="2.494cm" svg:y="7.112cm" presentation:class="outline" presentation:user-transformed="true">
          <draw:text-box>
            <text:p>RadixSort</text:p>
            <text:list text:style-name="L2">
              <text:list-item>
                <text:p>2.037 s</text:p>
              </text:list-item>
            </text:list>
          </draw:text-box>
        </draw:frame>
        <draw:frame presentation:style-name="pr8" draw:layer="layout" svg:width="7.389cm" svg:height="4.934cm" svg:x="10.253cm" svg:y="7.112cm" presentation:class="outline" presentation:user-transformed="true">
          <draw:text-box>
            <text:p>MergeSort</text:p>
            <text:list text:style-name="L2">
              <text:list-item>
                <text:p>5.398 s</text:p>
              </text:list-item>
            </text:list>
          </draw:text-box>
        </draw:frame>
        <draw:frame presentation:style-name="pr8" draw:layer="layout" svg:width="7.389cm" svg:height="4.934cm" svg:x="18.013cm" svg:y="7.112cm" presentation:class="outline" presentation:user-transformed="true">
          <draw:text-box>
            <text:p>ShellSort</text:p>
            <text:list text:style-name="L2">
              <text:list-item>
                <text:p>4.025 s</text:p>
              </text:list-item>
            </text:list>
          </draw:text-box>
        </draw:frame>
        <draw:frame presentation:style-name="pr5" draw:layer="layout" svg:width="9.929cm" svg:height="5.878cm" svg:x="14.224cm" svg:y="12.664cm" presentation:class="outline" presentation:user-transformed="true">
          <draw:text-box>
            <text:p>CountingSort</text:p>
            <text:list text:style-name="L2">
              <text:list-item>
                <text:p>11.400 s</text:p>
              </text:list-item>
            </text:list>
          </draw:text-box>
        </draw:frame>
        <draw:frame presentation:style-name="pr5" draw:layer="layout" svg:width="7.389cm" svg:height="5.878cm" svg:x="5.057cm" svg:y="12.7cm" presentation:class="outline" presentation:user-transformed="true">
          <draw:text-box>
            <text:p>QuickSort</text:p>
            <text:list text:style-name="L2">
              <text:list-item>
                <text:p>5.726 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keyboard" presentation:presentation-page-layout-name="AL2T34">
        <draw:frame presentation:style-name="pr9" draw:layer="layout" svg:width="23.876cm" svg:height="5.689cm" svg:x="2.032cm" svg:y="1.448cm" presentation:class="title" presentation:user-transformed="true">
          <draw:text-box>
            <text:p><text:span text:style-name="T4">Testul 3</text:span><text:span text:style-name="T4"><text:line-break/></text:span><text:span text:style-name="T4">n=10</text:span><text:span text:style-name="T4"><text:line-break/></text:span><text:span text:style-name="T4">v={333,400,382,112,941,702,649,210,158,776}</text:span></text:p>
          </draw:text-box>
        </draw:frame>
        <draw:frame presentation:style-name="pr8" draw:layer="layout" svg:width="7.389cm" svg:height="4.934cm" svg:x="2.494cm" svg:y="7.112cm" presentation:class="outline" presentation:user-transformed="true">
          <draw:text-box>
            <text:p>RadixSort</text:p>
            <text:list text:style-name="L2">
              <text:list-item>
                <text:p>2.407 s</text:p>
              </text:list-item>
            </text:list>
          </draw:text-box>
        </draw:frame>
        <draw:frame presentation:style-name="pr8" draw:layer="layout" svg:width="7.389cm" svg:height="4.934cm" svg:x="10.253cm" svg:y="7.112cm" presentation:class="outline" presentation:user-transformed="true">
          <draw:text-box>
            <text:p>MergeSort</text:p>
            <text:list text:style-name="L2">
              <text:list-item>
                <text:p>3.061 s</text:p>
              </text:list-item>
            </text:list>
          </draw:text-box>
        </draw:frame>
        <draw:frame presentation:style-name="pr8" draw:layer="layout" svg:width="7.389cm" svg:height="4.934cm" svg:x="18.013cm" svg:y="7.112cm" presentation:class="outline" presentation:user-transformed="true">
          <draw:text-box>
            <text:p>ShellSort</text:p>
            <text:list text:style-name="L2">
              <text:list-item>
                <text:p>10.789 s</text:p>
              </text:list-item>
            </text:list>
          </draw:text-box>
        </draw:frame>
        <draw:frame presentation:style-name="pr5" draw:layer="layout" svg:width="9.929cm" svg:height="5.878cm" svg:x="14.224cm" svg:y="12.664cm" presentation:class="outline" presentation:user-transformed="true">
          <draw:text-box>
            <text:p>CountingSort</text:p>
            <text:list text:style-name="L2">
              <text:list-item>
                <text:p><text:s/>5.107 s</text:p>
              </text:list-item>
            </text:list>
          </draw:text-box>
        </draw:frame>
        <draw:frame presentation:style-name="pr5" draw:layer="layout" svg:width="7.389cm" svg:height="5.878cm" svg:x="5.057cm" svg:y="12.7cm" presentation:class="outline" presentation:user-transformed="true">
          <draw:text-box>
            <text:p>QuickSort</text:p>
            <text:list text:style-name="L2">
              <text:list-item>
                <text:p>3.020 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keyboard" presentation:presentation-page-layout-name="AL2T34">
        <draw:frame presentation:style-name="pr9" draw:layer="layout" svg:width="23.876cm" svg:height="5.689cm" svg:x="2.032cm" svg:y="1.445cm" presentation:class="title" presentation:user-transformed="true">
          <draw:text-box>
            <text:p><text:span text:style-name="T5">Testul 4</text:span><text:span text:style-name="T5"><text:line-break/></text:span><text:span text:style-name="T5">n=20</text:span><text:span text:style-name="T5"><text:line-break/></text:span><text:span text:style-name="T5">v={1843, 2637,8475, 1318, 2156, 2909, 4876, 3942, 3126, 7678, 7149, 2101, 3572, 3089, 6207, 6349, 1743, 1213, 8576, 2938}</text:span></text:p>
          </draw:text-box>
        </draw:frame>
        <draw:frame presentation:style-name="pr8" draw:layer="layout" svg:width="7.389cm" svg:height="5.741cm" svg:x="2.494cm" svg:y="7.112cm" presentation:class="outline" presentation:user-transformed="true">
          <draw:text-box>
            <text:p><text:span text:style-name="T6">RadixSort</text:span></text:p>
            <text:list text:style-name="L2">
              <text:list-item>
                <text:p><text:span text:style-name="T6">Cu baza 10: 2.427 s</text:span></text:p>
              </text:list-item>
              <text:list-item>
                <text:p><text:span text:style-name="T6">Cu baza 16: 2.399 s</text:span></text:p>
              </text:list-item>
            </text:list>
          </draw:text-box>
        </draw:frame>
        <draw:frame presentation:style-name="pr8" draw:layer="layout" svg:width="7.389cm" svg:height="4.934cm" svg:x="10.253cm" svg:y="7.112cm" presentation:class="outline" presentation:user-transformed="true">
          <draw:text-box>
            <text:p>MergeSort</text:p>
            <text:list text:style-name="L2">
              <text:list-item>
                <text:p>12.310 s</text:p>
              </text:list-item>
            </text:list>
          </draw:text-box>
        </draw:frame>
        <draw:frame presentation:style-name="pr8" draw:layer="layout" svg:width="7.389cm" svg:height="4.934cm" svg:x="18.013cm" svg:y="7.112cm" presentation:class="outline" presentation:user-transformed="true">
          <draw:text-box>
            <text:p>ShellSort</text:p>
            <text:list text:style-name="L2">
              <text:list-item>
                <text:p>2.350 s</text:p>
              </text:list-item>
            </text:list>
          </draw:text-box>
        </draw:frame>
        <draw:frame presentation:style-name="pr5" draw:layer="layout" svg:width="9.929cm" svg:height="5.878cm" svg:x="14.201cm" svg:y="13.462cm" presentation:class="outline" presentation:user-transformed="true">
          <draw:text-box>
            <text:p>CountingSort</text:p>
            <text:list text:style-name="L2">
              <text:list-item>
                <text:p><text:s text:c="2"/>2.864 s</text:p>
              </text:list-item>
            </text:list>
          </draw:text-box>
        </draw:frame>
        <draw:frame presentation:style-name="pr5" draw:layer="layout" svg:width="7.389cm" svg:height="5.878cm" svg:x="4.826cm" svg:y="13.462cm" presentation:class="outline" presentation:user-transformed="true">
          <draw:text-box>
            <text:p>QuickSort</text:p>
            <text:list text:style-name="L2">
              <text:list-item>
                <text:p>4.030 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keyboard" presentation:presentation-page-layout-name="AL2T34">
        <draw:frame presentation:style-name="pr7" draw:layer="layout" svg:width="22.951cm" svg:height="5.689cm" svg:x="2.494cm" svg:y="1.449cm" presentation:class="title" presentation:user-transformed="true">
          <draw:text-box>
            <text:p><text:span text:style-name="T4">Testul 5</text:span><text:span text:style-name="T4"><text:line-break/></text:span><text:span text:style-name="T4">n=5</text:span><text:span text:style-name="T4"><text:line-break/></text:span><text:span text:style-name="T4">v={825421, 366899, 427180, 679503, 550744}</text:span></text:p>
          </draw:text-box>
        </draw:frame>
        <draw:frame presentation:style-name="pr8" draw:layer="layout" svg:width="7.389cm" svg:height="5.741cm" svg:x="2.494cm" svg:y="7.112cm" presentation:class="outline" presentation:user-transformed="true">
          <draw:text-box>
            <text:p><text:span text:style-name="T6">RadixSort</text:span></text:p>
            <text:list text:style-name="L2">
              <text:list-item>
                <text:p><text:span text:style-name="T6"><text:s/></text:span><text:span text:style-name="T6">Cu baza 10: 1.745 s</text:span></text:p>
              </text:list-item>
              <text:list-item>
                <text:p><text:span text:style-name="T6">Cu baza 16: 1.611 s</text:span></text:p>
              </text:list-item>
            </text:list>
          </draw:text-box>
        </draw:frame>
        <draw:frame presentation:style-name="pr8" draw:layer="layout" svg:width="7.389cm" svg:height="4.934cm" svg:x="10.253cm" svg:y="7.112cm" presentation:class="outline" presentation:user-transformed="true">
          <draw:text-box>
            <text:p>MergeSort</text:p>
            <text:list text:style-name="L2">
              <text:list-item>
                <text:p>1.379 s</text:p>
              </text:list-item>
            </text:list>
          </draw:text-box>
        </draw:frame>
        <draw:frame presentation:style-name="pr8" draw:layer="layout" svg:width="7.389cm" svg:height="4.934cm" svg:x="18.013cm" svg:y="7.112cm" presentation:class="outline" presentation:user-transformed="true">
          <draw:text-box>
            <text:p>ShellSort</text:p>
            <text:list text:style-name="L2">
              <text:list-item>
                <text:p>1.576 s</text:p>
              </text:list-item>
            </text:list>
          </draw:text-box>
        </draw:frame>
        <draw:frame presentation:style-name="pr5" draw:layer="layout" svg:width="9.929cm" svg:height="5.878cm" svg:x="14.224cm" svg:y="12.664cm" presentation:class="outline" presentation:user-transformed="true">
          <draw:text-box>
            <text:p>CountingSort</text:p>
            <text:list text:style-name="L2">
              <text:list-item>
                <text:p>5.475 s</text:p>
              </text:list-item>
            </text:list>
          </draw:text-box>
        </draw:frame>
        <draw:frame presentation:style-name="pr5" draw:layer="layout" svg:width="7.389cm" svg:height="5.878cm" svg:x="5.057cm" svg:y="12.7cm" presentation:class="outline" presentation:user-transformed="true">
          <draw:text-box>
            <text:p>QuickSort</text:p>
            <text:list text:style-name="L2">
              <text:list-item>
                <text:p>4.513 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greenlines" xlink:href="Pictures/1000000000000320000002582C51995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paper4" xlink:href="Pictures/100000000000032000000258931F8343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3cm" fo:text-indent="0cm"/>
      <style:text-properties style:use-window-font-color="true" style:text-outline="false" style:text-line-through-style="none" fo:font-family="Arial" style:font-family-generic="roman" style:font-pitch="variable" fo:font-size="32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1cm" fo:text-indent="0cm"/>
      <style:text-properties fo:font-size="28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08cm" fo:text-indent="0cm"/>
      <style:text-properties fo:font-size="24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05cm" fo:text-indent="0cm"/>
      <style:text-properties fo:font-size="20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2cm" fo:text-indent="0cm"/>
      <style:text-properties fo:font-size="20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2cm" fo:text-indent="0cm"/>
      <style:text-properties fo:font-size="20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2cm" fo:text-indent="0cm"/>
      <style:text-properties fo:font-size="20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2cm" fo:text-indent="0cm"/>
      <style:text-properties fo:font-size="20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2cm" fo:text-indent="0cm"/>
      <style:text-properties fo:font-size="20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5.2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1cm" fo:text-indent="0cm"/>
      <style:text-properties fo:color="#ffffff" style:text-outline="false" style:text-line-through-style="none" fo:font-family="Thorndale" style:font-style-name="Regular" style:font-family-generic="roman" style:font-pitch="variable" fo:font-size="32.9000015258789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63cm" fo:margin-right="0cm" fo:margin-top="0cm" fo:margin-bottom="0.41cm" fo:text-indent="-0.821cm"/>
      <style:text-properties fo:font-size="28.7999992370605pt" style:font-size-asian="28pt" style:font-size-complex="28pt"/>
    </style:style>
    <style:style style:name="lyt-book-outline3" style:family="presentation" style:parent-style-name="lyt-book-outline2">
      <style:paragraph-properties fo:margin-left="3.691cm" fo:margin-right="0cm" fo:margin-top="0cm" fo:margin-bottom="0.306cm" fo:text-indent="-0.614cm"/>
      <style:text-properties fo:font-size="24.7000007629395pt" style:font-size-asian="24pt" style:font-size-complex="24pt"/>
    </style:style>
    <style:style style:name="lyt-book-outline4" style:family="presentation" style:parent-style-name="lyt-book-outline3">
      <style:paragraph-properties fo:margin-left="4.92cm" fo:margin-right="0cm" fo:margin-top="0cm" fo:margin-bottom="0.203cm" fo:text-indent="-0.614cm"/>
      <style:text-properties fo:font-size="20.6000003814697pt" style:font-size-asian="20pt" style:font-size-complex="20pt"/>
    </style:style>
    <style:style style:name="lyt-book-outline5" style:family="presentation" style:parent-style-name="lyt-book-outline4">
      <style:paragraph-properties fo:margin-left="6.15cm" fo:margin-right="0cm" fo:margin-top="0cm" fo:margin-bottom="0.1cm" fo:text-indent="-0.614cm"/>
      <style:text-properties fo:font-size="20.6000003814697pt" style:font-size-asian="20pt" style:font-size-complex="20pt"/>
    </style:style>
    <style:style style:name="lyt-book-outline6" style:family="presentation" style:parent-style-name="lyt-book-outline5">
      <style:paragraph-properties fo:margin-left="7.381cm" fo:margin-right="0cm" fo:margin-top="0cm" fo:margin-bottom="0.1cm" fo:text-indent="-0.614cm"/>
      <style:text-properties fo:font-size="20.6000003814697pt" style:font-size-asian="20pt" style:font-size-complex="20pt"/>
    </style:style>
    <style:style style:name="lyt-book-outline7" style:family="presentation" style:parent-style-name="lyt-book-outline6">
      <style:paragraph-properties fo:margin-left="8.613cm" fo:margin-right="0cm" fo:margin-top="0cm" fo:margin-bottom="0.1cm" fo:text-indent="-0.614cm"/>
      <style:text-properties fo:font-size="20.6000003814697pt" style:font-size-asian="20pt" style:font-size-complex="20pt"/>
    </style:style>
    <style:style style:name="lyt-book-outline8" style:family="presentation" style:parent-style-name="lyt-book-outline7">
      <style:paragraph-properties fo:margin-left="9.843cm" fo:margin-right="0cm" fo:margin-top="0cm" fo:margin-bottom="0.1cm" fo:text-indent="-0.614cm"/>
      <style:text-properties fo:font-size="20.6000003814697pt" style:font-size-asian="20pt" style:font-size-complex="20pt"/>
    </style:style>
    <style:style style:name="lyt-book-outline9" style:family="presentation" style:parent-style-name="lyt-book-outline8">
      <style:paragraph-properties fo:margin-left="11.074cm" fo:margin-right="0cm" fo:margin-top="0cm" fo:margin-bottom="0.1cm" fo:text-indent="-0.614cm"/>
      <style:text-properties fo:font-size="20.6000003814697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2.5999984741211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 style:repeat="stretch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1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.9000015258789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63cm" fo:margin-right="0cm" fo:margin-top="0cm" fo:margin-bottom="0.41cm" fo:text-indent="-0.821cm"/>
      <style:text-properties fo:font-size="28.7999992370605pt" style:font-size-asian="28pt" style:font-size-complex="28pt"/>
    </style:style>
    <style:style style:name="lyt-sunrise-outline3" style:family="presentation" style:parent-style-name="lyt-sunrise-outline2">
      <style:paragraph-properties fo:margin-left="3.691cm" fo:margin-right="0cm" fo:margin-top="0cm" fo:margin-bottom="0.306cm" fo:text-indent="-0.614cm"/>
      <style:text-properties fo:font-size="24.7000007629395pt" style:font-size-asian="24pt" style:font-size-complex="24pt"/>
    </style:style>
    <style:style style:name="lyt-sunrise-outline4" style:family="presentation" style:parent-style-name="lyt-sunrise-outline3">
      <style:paragraph-properties fo:margin-left="4.92cm" fo:margin-right="0cm" fo:margin-top="0cm" fo:margin-bottom="0.203cm" fo:text-indent="-0.614cm"/>
      <style:text-properties fo:font-size="20.6000003814697pt" style:font-size-asian="20pt" style:font-size-complex="20pt"/>
    </style:style>
    <style:style style:name="lyt-sunrise-outline5" style:family="presentation" style:parent-style-name="lyt-sunrise-outline4">
      <style:paragraph-properties fo:margin-left="6.15cm" fo:margin-right="0cm" fo:margin-top="0cm" fo:margin-bottom="0.1cm" fo:text-indent="-0.614cm"/>
      <style:text-properties fo:font-size="20.6000003814697pt" style:font-size-asian="20pt" style:font-size-complex="20pt"/>
    </style:style>
    <style:style style:name="lyt-sunrise-outline6" style:family="presentation" style:parent-style-name="lyt-sunrise-outline5">
      <style:paragraph-properties fo:margin-left="7.381cm" fo:margin-right="0cm" fo:margin-top="0cm" fo:margin-bottom="0.1cm" fo:text-indent="-0.614cm"/>
      <style:text-properties fo:font-size="20.6000003814697pt" style:font-size-asian="20pt" style:font-size-complex="20pt"/>
    </style:style>
    <style:style style:name="lyt-sunrise-outline7" style:family="presentation" style:parent-style-name="lyt-sunrise-outline6">
      <style:paragraph-properties fo:margin-left="8.613cm" fo:margin-right="0cm" fo:margin-top="0cm" fo:margin-bottom="0.1cm" fo:text-indent="-0.614cm"/>
      <style:text-properties fo:font-size="20.6000003814697pt" style:font-size-asian="20pt" style:font-size-complex="20pt"/>
    </style:style>
    <style:style style:name="lyt-sunrise-outline8" style:family="presentation" style:parent-style-name="lyt-sunrise-outline7">
      <style:paragraph-properties fo:margin-left="9.843cm" fo:margin-right="0cm" fo:margin-top="0cm" fo:margin-bottom="0.1cm" fo:text-indent="-0.614cm"/>
      <style:text-properties fo:font-size="20.6000003814697pt" style:font-size-asian="20pt" style:font-size-complex="20pt"/>
    </style:style>
    <style:style style:name="lyt-sunrise-outline9" style:family="presentation" style:parent-style-name="lyt-sunrise-outline8">
      <style:paragraph-properties fo:margin-left="11.074cm" fo:margin-right="0cm" fo:margin-top="0cm" fo:margin-bottom="0.1cm" fo:text-indent="-0.614cm"/>
      <style:text-properties fo:font-size="20.6000003814697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2.5999984741211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lyt-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lyt-keyboard-notes" style:family="presentation">
      <style:graphic-properties draw:stroke="none" draw:fill="none">
        <text:list-style style:name="lyt-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keyboard-outline1" style:family="presentation">
      <style:graphic-properties draw:stroke="none" draw:fill="none">
        <text:list-style style:name="lyt-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cm" fo:text-indent="0cm"/>
      <style:text-properties style:use-window-font-color="true" style:text-outline="false" style:text-line-through-style="none" fo:font-family="Arial" style:font-family-generic="roman" style:font-pitch="variable" fo:font-size="32.9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keyboard-outline2" style:family="presentation" style:parent-style-name="lyt-keyboard-outline1">
      <style:paragraph-properties fo:margin-left="2.463cm" fo:margin-right="0cm" fo:margin-top="0cm" fo:margin-bottom="0.41cm" fo:text-indent="-0.821cm"/>
      <style:text-properties fo:font-size="28.7999992370605pt" style:font-size-asian="28pt" style:font-size-complex="28pt"/>
    </style:style>
    <style:style style:name="lyt-keyboard-outline3" style:family="presentation" style:parent-style-name="lyt-keyboard-outline2">
      <style:paragraph-properties fo:margin-left="3.691cm" fo:margin-right="0cm" fo:margin-top="0cm" fo:margin-bottom="0.306cm" fo:text-indent="-0.614cm"/>
      <style:text-properties fo:font-size="24.7000007629395pt" style:font-size-asian="24pt" style:font-size-complex="24pt"/>
    </style:style>
    <style:style style:name="lyt-keyboard-outline4" style:family="presentation" style:parent-style-name="lyt-keyboard-outline3">
      <style:paragraph-properties fo:margin-left="4.92cm" fo:margin-right="0cm" fo:margin-top="0cm" fo:margin-bottom="0.203cm" fo:text-indent="-0.614cm"/>
      <style:text-properties fo:font-size="20.6000003814697pt" style:font-size-asian="20pt" style:font-size-complex="20pt"/>
    </style:style>
    <style:style style:name="lyt-keyboard-outline5" style:family="presentation" style:parent-style-name="lyt-keyboard-outline4">
      <style:paragraph-properties fo:margin-left="6.15cm" fo:margin-right="0cm" fo:margin-top="0cm" fo:margin-bottom="0.1cm" fo:text-indent="-0.614cm"/>
      <style:text-properties fo:font-size="20.6000003814697pt" style:font-size-asian="20pt" style:font-size-complex="20pt"/>
    </style:style>
    <style:style style:name="lyt-keyboard-outline6" style:family="presentation" style:parent-style-name="lyt-keyboard-outline5">
      <style:paragraph-properties fo:margin-left="7.381cm" fo:margin-right="0cm" fo:margin-top="0cm" fo:margin-bottom="0.1cm" fo:text-indent="-0.614cm"/>
      <style:text-properties fo:font-size="20.6000003814697pt" style:font-size-asian="20pt" style:font-size-complex="20pt"/>
    </style:style>
    <style:style style:name="lyt-keyboard-outline7" style:family="presentation" style:parent-style-name="lyt-keyboard-outline6">
      <style:paragraph-properties fo:margin-left="8.613cm" fo:margin-right="0cm" fo:margin-top="0cm" fo:margin-bottom="0.1cm" fo:text-indent="-0.614cm"/>
      <style:text-properties fo:font-size="20.6000003814697pt" style:font-size-asian="20pt" style:font-size-complex="20pt"/>
    </style:style>
    <style:style style:name="lyt-keyboard-outline8" style:family="presentation" style:parent-style-name="lyt-keyboard-outline7">
      <style:paragraph-properties fo:margin-left="9.843cm" fo:margin-right="0cm" fo:margin-top="0cm" fo:margin-bottom="0.1cm" fo:text-indent="-0.614cm"/>
      <style:text-properties fo:font-size="20.6000003814697pt" style:font-size-asian="20pt" style:font-size-complex="20pt"/>
    </style:style>
    <style:style style:name="lyt-keyboard-outline9" style:family="presentation" style:parent-style-name="lyt-keyboard-outline8">
      <style:paragraph-properties fo:margin-left="11.074cm" fo:margin-right="0cm" fo:margin-top="0cm" fo:margin-bottom="0.1cm" fo:text-indent="-0.614cm"/>
      <style:text-properties fo:font-size="20.6000003814697pt" style:font-size-asian="20pt" style:font-size-complex="20pt"/>
    </style:style>
    <style:style style:name="lyt-keyboard-subtitle" style:family="presentation">
      <style:graphic-properties draw:stroke="none" draw:fill="none" draw:textarea-vertical-align="middle">
        <text:list-style style:name="lyt-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keyboard-title" style:family="presentation">
      <style:graphic-properties draw:stroke="none" draw:fill="none" draw:textarea-vertical-align="middle">
        <text:list-style style:name="lyt-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2.5999984741211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withspiral" draw:fill-image-width="0cm" draw:fill-image-height="0cm"/>
    </style:style>
    <style:style style:name="Mdp3" style:family="drawing-page">
      <style:drawing-page-properties draw:background-size="border" draw:fill="bitmap" draw:fill-image-name="sunrise_5f_box" draw:fill-image-width="0cm" draw:fill-image-height="0cm" style:repeat="stretch"/>
    </style:style>
    <style:style style:name="Mdp4" style:family="drawing-page">
      <style:drawing-page-properties draw:background-size="border" draw:fill="bitmap" draw:fill-image-name="keyboard_5f_lay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keyboar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keyboar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45cm" svg:height="3.605cm" svg:x="1.397cm" svg:y="0.86cm" presentation:class="title" presentation:placeholder="true">
        <draw:text-box/>
      </draw:frame>
      <draw:frame presentation:style-name="Default-outline1" draw:layer="backgroundobjects" svg:width="25.145cm" svg:height="14.248cm" svg:x="1.397cm" svg:y="5.052cm" presentation:class="outline" presentation:placeholder="true">
        <draw:text-box/>
      </draw:frame>
      <draw:frame presentation:style-name="Mpr1" draw:text-style-name="MP1" draw:layer="backgroundobjects" svg:width="6.509cm" svg:height="1.489cm" svg:x="1.397cm" svg:y="19.66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56cm" svg:height="1.489cm" svg:x="9.555cm" svg:y="19.66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09cm" svg:height="1.489cm" svg:x="20.032cm" svg:y="19.66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ook" style:page-layout-name="PM1" draw:style-name="Mdp2">
      <draw:frame presentation:style-name="lyt-book-title" draw:layer="backgroundobjects" svg:width="25.145cm" svg:height="3.606cm" svg:x="1.397cm" svg:y="0.859cm" presentation:class="title" presentation:placeholder="true">
        <draw:text-box/>
      </draw:frame>
      <draw:frame presentation:style-name="lyt-book-outline1" draw:layer="backgroundobjects" svg:width="25.145cm" svg:height="14.248cm" svg:x="1.397cm" svg:y="5.051cm" presentation:class="outline" presentation:placeholder="true">
        <draw:text-box/>
      </draw:frame>
      <draw:frame presentation:style-name="Mpr4" draw:text-style-name="MP4" draw:layer="backgroundobjects" svg:width="6.509cm" svg:height="1.489cm" svg:x="1.596cm" svg:y="19.667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56cm" svg:height="1.489cm" svg:x="9.555cm" svg:y="19.66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09cm" svg:height="1.489cm" svg:x="20.032cm" svg:y="19.667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3">
      <draw:frame presentation:style-name="lyt-sunrise-title" draw:layer="backgroundobjects" svg:width="25.145cm" svg:height="3.606cm" svg:x="1.397cm" svg:y="0.962cm" presentation:class="title" presentation:placeholder="true">
        <draw:text-box/>
      </draw:frame>
      <draw:frame presentation:style-name="lyt-sunrise-outline1" draw:layer="backgroundobjects" svg:width="25.145cm" svg:height="12.941cm" svg:x="1.397cm" svg:y="5.051cm" presentation:class="outline" presentation:placeholder="true">
        <draw:text-box/>
      </draw:frame>
      <draw:frame presentation:style-name="Mpr7" draw:text-style-name="MP4" draw:layer="backgroundobjects" svg:width="6.509cm" svg:height="1.489cm" svg:x="1.397cm" svg:y="19.05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56cm" svg:height="1.489cm" svg:x="9.555cm" svg:y="19.05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09cm" svg:height="1.489cm" svg:x="20.032cm" svg:y="19.0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keyboard" style:page-layout-name="PM1" draw:style-name="Mdp4">
      <draw:frame presentation:style-name="lyt-keyboard-title" draw:layer="backgroundobjects" svg:width="22.951cm" svg:height="3.606cm" svg:x="2.494cm" svg:y="2.048cm" presentation:class="title" presentation:placeholder="true">
        <draw:text-box/>
      </draw:frame>
      <draw:frame presentation:style-name="lyt-keyboard-outline1" draw:layer="backgroundobjects" svg:width="22.951cm" svg:height="12.324cm" svg:x="2.494cm" svg:y="6.168cm" presentation:class="outline" presentation:placeholder="true">
        <draw:text-box/>
      </draw:frame>
      <draw:frame presentation:style-name="Mpr10" draw:text-style-name="MP4" draw:layer="backgroundobjects" svg:width="6.509cm" svg:height="1.489cm" svg:x="1.397cm" svg:y="19.667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56cm" svg:height="1.489cm" svg:x="9.555cm" svg:y="19.667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09cm" svg:height="1.489cm" svg:x="20.032cm" svg:y="19.667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keyboard-title" draw:layer="backgroundobjects" svg:width="15.265cm" svg:height="10.476cm" svg:x="3.161cm" svg:y="2.123cm" presentation:class="page"/>
        <draw:frame presentation:style-name="lyt-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ia-Elena Pricopel</meta:initial-creator>
    <meta:creation-date>2023-03-19T21:09:10.05</meta:creation-date>
    <meta:editing-duration>PT9M58S</meta:editing-duration>
    <meta:editing-cycles>2</meta:editing-cycles>
    <dc:date>2023-03-19T21:50:41.49</dc:date>
    <dc:creator>Daria-Elena Pricopel</dc:creator>
    <meta:document-statistic meta:object-count="98"/>
    <meta:generator>OpenOffice/4.1.13$Win32 OpenOffice.org_project/4113m1$Build-9810</meta:generator>
  </office:meta>
</office:document-meta>
</file>